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rsid="0003572b" officeooo:paragraph-rsid="0004809e" style:font-size-asian="12pt" style:font-size-complex="12pt"/>
    </style:style>
    <style:style style:name="P3" style:family="paragraph" style:parent-style-name="Text_20_body">
      <style:text-properties fo:font-size="12pt" officeooo:rsid="000d975b" officeooo:paragraph-rsid="000d975b" style:font-size-asian="12pt" style:font-size-complex="12pt"/>
    </style:style>
    <style:style style:name="P4" style:family="paragraph" style:parent-style-name="Text_20_body">
      <style:text-properties fo:font-size="12pt" officeooo:rsid="000d9b5b" officeooo:paragraph-rsid="000d9b5b" style:font-size-asian="12pt" style:font-size-complex="12pt"/>
    </style:style>
    <style:style style:name="P5" style:family="paragraph" style:parent-style-name="Text_20_body">
      <style:text-properties officeooo:paragraph-rsid="0004809e"/>
    </style:style>
    <style:style style:name="P6" style:family="paragraph" style:parent-style-name="Text_20_body">
      <style:text-properties fo:font-size="12pt" fo:font-weight="normal" officeooo:rsid="0003572b" officeooo:paragraph-rsid="0003572b" style:font-size-asian="12pt" style:font-weight-asian="normal" style:font-size-complex="12pt" style:font-weight-complex="normal"/>
    </style:style>
    <style:style style:name="P7" style:family="paragraph" style:parent-style-name="Text_20_body">
      <style:text-properties fo:font-size="12pt" fo:font-weight="normal" officeooo:rsid="0003572b" officeooo:paragraph-rsid="0004809e" style:font-size-asian="12pt" style:font-weight-asian="normal" style:font-size-complex="12pt" style:font-weight-complex="normal"/>
    </style:style>
    <style:style style:name="P8" style:family="paragraph" style:parent-style-name="Text_20_body">
      <style:text-properties fo:font-size="12pt" fo:font-weight="normal" officeooo:rsid="000d217a" officeooo:paragraph-rsid="000d217a" style:font-size-asian="12pt" style:font-weight-asian="normal" style:font-size-complex="12pt" style:font-weight-complex="normal"/>
    </style:style>
    <style:style style:name="P9" style:family="paragraph" style:parent-style-name="Text_20_body">
      <style:text-properties fo:font-size="12pt" fo:font-weight="normal" officeooo:rsid="000c0db9" officeooo:paragraph-rsid="0004809e" style:font-size-asian="12pt" style:font-weight-asian="normal" style:font-size-complex="12pt" style:font-weight-complex="normal"/>
    </style:style>
    <style:style style:name="P10" style:family="paragraph" style:parent-style-name="Text_20_body" style:list-style-name="L1">
      <style:text-properties fo:font-size="12pt" fo:font-weight="normal" officeooo:rsid="000ff455" officeooo:paragraph-rsid="000ff455" style:font-size-asian="12pt" style:font-weight-asian="normal" style:font-size-complex="12pt" style:font-weight-complex="normal"/>
    </style:style>
    <style:style style:name="P11" style:family="paragraph" style:parent-style-name="Text_20_body" style:list-style-name="L1">
      <style:text-properties fo:font-size="12pt" fo:font-weight="normal" officeooo:rsid="001076df" officeooo:paragraph-rsid="001076df" style:font-size-asian="12pt" style:font-weight-asian="normal" style:font-size-complex="12pt" style:font-weight-complex="normal"/>
    </style:style>
    <style:style style:name="P12" style:family="paragraph" style:parent-style-name="Text_20_body">
      <style:text-properties fo:font-size="12pt" fo:font-weight="normal" officeooo:rsid="00108d76" officeooo:paragraph-rsid="00108d76" style:font-size-asian="12pt" style:font-weight-asian="normal" style:font-size-complex="12pt" style:font-weight-complex="normal"/>
    </style:style>
    <style:style style:name="P13" style:family="paragraph" style:parent-style-name="Text_20_body" style:list-style-name="L2">
      <style:text-properties fo:font-size="12pt" fo:font-weight="normal" officeooo:rsid="00108d76" officeooo:paragraph-rsid="00108d76" style:font-size-asian="12pt" style:font-weight-asian="normal" style:font-size-complex="12pt" style:font-weight-complex="normal"/>
    </style:style>
    <style:style style:name="P14" style:family="paragraph" style:parent-style-name="Text_20_body" style:list-style-name="L2">
      <style:text-properties fo:font-size="12pt" fo:font-weight="normal" officeooo:rsid="0013a7a2" officeooo:paragraph-rsid="0013a7a2" style:font-size-asian="12pt" style:font-weight-asian="normal" style:font-size-complex="12pt" style:font-weight-complex="normal"/>
    </style:style>
    <style:style style:name="P15" style:family="paragraph" style:parent-style-name="Text_20_body" style:list-style-name="L2">
      <style:text-properties fo:font-size="12pt" officeooo:rsid="0012c100" officeooo:paragraph-rsid="0012c100"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04809e" style:font-weight-asian="normal" style:font-weight-complex="normal"/>
    </style:style>
    <style:style style:name="T3" style:family="text">
      <style:text-properties fo:font-weight="normal" officeooo:rsid="000c0db9" style:font-weight-asian="normal" style:font-weight-complex="normal"/>
    </style:style>
    <style:style style:name="T4" style:family="text">
      <style:text-properties fo:font-weight="normal" officeooo:rsid="000f633b" style:font-weight-asian="normal" style:font-weight-complex="normal"/>
    </style:style>
    <style:style style:name="T5" style:family="text">
      <style:text-properties fo:font-weight="normal" officeooo:rsid="000ff455" style:font-weight-asian="normal" style:font-weight-complex="normal"/>
    </style:style>
    <style:style style:name="T6" style:family="text">
      <style:text-properties fo:font-weight="normal" officeooo:rsid="0013a7a2" style:font-weight-asian="normal" style:font-weight-complex="normal"/>
    </style:style>
    <style:style style:name="T7" style:family="text">
      <style:text-properties fo:font-size="12pt" fo:font-weight="normal" officeooo:rsid="0003572b"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Graph ADT реалізований у пакеті sentence processing у модулі graph_word_wsd.py</text:p>
      <text:p text:style-name="P6">IdiomExpression ADT реалізований у пакеті sentence processing у модулі idiom_processing.py</text:p>
      <text:p text:style-name="P6">4.2 IdiomDict ADT реалізований у пакеті sentence processing у модулі idiom_processing.py</text:p>
      <text:p text:style-name="P2"><text:span text:style-name="T1">4.3 </text:span><text:span text:style-name="T2">Уривок з художнього твору, який можна використовувати для перевірки знаходження пояснення слів</text:span></text:p>
      <text:p text:style-name="P7">“It has been useful, but not vitally so. His ship is tiny, of no account. He sells little toys which are amusing if nothing else. I have a few of the cleverest which I intend sending to the Emperor as curiosities. Naturally, there is a good deal about the ship and its workings which I do not understand, but then I am not a tech-man.” “But you have among you those who are,” pointed out Brodrig. “I, too, am aware of that,” replied the general in faintly caustic tones. “But the fools have far to go before they could meet my needs. I have already sent for clever men who can understand the workings of the odd nuclear field-circuits the ship contains. I have received no answer.” “Men of that type cannot be spared, general. Surely there must be one man of your vast province who understands nucleics.” “Were there such a one, I would have him heal the limping, invalid motors that power two of my small fleet of ships. Two ships of my meager ten that cannot fight a major battle for lack of sufficient power supply. One-fifth of my force condemned to the carrion activity of consolidating positions behind the lines.” The secretary’s fingers fluttered impatiently. “Your position is not unique in that respect, general. The Emperor has similar troubles.”</text:p>
      <text:p text:style-name="P8">Також візьмемо невеликий текст, який насичений великою кількістю ідіом</text:p>
      <text:p text:style-name="P5"><text:span text:style-name="T7">John is an incredibly accomplished and successful businessman. As such, he is quite popular as a mentor. He enjoys showing young professionals the ropes. The first thing he says is that his career has certainly not always been smooth sailing. In fact, he learned a number of lessons along the way. "First and foremost," John said "don't believe that success is ever mana from heaven." He said that everyone he had met had a similar rags to riches story, and that a lot of hard work had gone into the success. </text:span>John believes in hard work, but also in recognizing the right opportunities. "It's absolutely essential to never spread yourself too thin" John advised. "If you have too many irons in the fire, you'll certainly miss out on real opportunity" he continued. "I've seen people as busy as a bee who never really seem to do anything" he pointed out. The more I thought about this advice, the more I understood what he was saying. <text:span text:style-name="T7">Don't start looking for new challenges if everything is working out for the best!</text:span></text:p>
      <text:p text:style-name="P9"/>
      <text:p text:style-name="P3"><text:span text:style-name="T3">4.</text:span><text:span text:style-name="T1">4 Сервер на flask дозволяє легко отримувати вихідні дані, просто надсилаючи до нього вхідні</text:span></text:p>
      <text:p text:style-name="P4"><text:span text:style-name="T1">4.7 </text:span><text:span text:style-name="T4">Запити, які були подані можна знайти у папках text_1, text_2, у кожній з них знаходиться файл input, де кожен рядок містить параметри запету у такому форматі: речення, таб, слово у дужках. </text:span><text:span text:style-name="T5">До кожного запиту у папці знаходяться відповідні json файли, які є вихідними даними програм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9:11:52.214112286</meta:creation-date>
    <dc:date>2018-05-25T11:00:39.691506308</dc:date>
    <meta:editing-duration>PT1H2M11S</meta:editing-duration>
    <meta:editing-cycles>16</meta:editing-cycles>
    <meta:generator>LibreOffice/5.4.6.2$Linux_X86_64 LibreOffice_project/40$Build-2</meta:generator>
    <meta:document-statistic meta:table-count="0" meta:image-count="0" meta:object-count="0" meta:page-count="1" meta:paragraph-count="9" meta:word-count="516" meta:character-count="3079" meta:non-whitespace-character-count="2571"/>
  </office:meta>
</office:document-meta>
</file>